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Doz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трольному отстрелу подлежит огнестрельное оружие с нарезным стволом калибра до 12,7 мм включительно:</text:p>
          </table:table-cell>
          <table:table-cell office:value-type="string" calcext:value-type="string">
            <text:p>По истечении 3 лет с предыдущего контрольного отстре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5 лет с предыдущего контрольного отстре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10 лет с предыдущего контрольного отстрел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нвентаризация вооружения, боеприпасов и специальных средств в ФССП России производиться:</text:p>
          </table:table-cell>
          <table:table-cell office:value-type="string" calcext:value-type="string">
            <text:p>1 раз в год по состоянию на 1 июн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раза в год по состоянию на 1 января и 1 сентябр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раза в год по состоянию на 1 января, 1 июня и 1 сентябр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еспечение подразделений вооружением, боеприпасами и специальными средствами производиться:</text:p>
          </table:table-cell>
          <table:table-cell office:value-type="string" calcext:value-type="string">
            <text:p>Отделом противодействия корруп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делом организации обеспечения установленного порядка деятельности суд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делом материально технического обеспеч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чебно-методическим отдел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верка учетных данных по вооружению, боеприпасам и специальным средствам отделом материально технического обеспечения осуществляется с учетными данными подразделений:</text:p>
          </table:table-cell>
          <table:table-cell office:value-type="string" calcext:value-type="string">
            <text:p>Не реже одного раза в кварта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реже одного раза в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еже одного раза в месяц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езультаты проверок, проводимых начальниками и работниками отделов МТО и организации ОУПДС, комиссией, назначаемой приказом руководителя территориального органа, а также другими проверяющими <text:s/>лицами оформляются:</text:p>
          </table:table-cell>
          <table:table-cell office:value-type="string" calcext:value-type="string">
            <text:p>Рапорт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яснительной записк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кт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лужебной записко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Контрольному отстрелу подлежит огнестрельное оружие с нарезным стволом калибра до 12,7 мм включительно:</text:p>
          </table:table-cell>
          <table:table-cell office:value-type="string" calcext:value-type="string">
            <text:p>По истечении 3 лет с предыдущего контрольного отстре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5 лет с предыдущего контрольного отстре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10 лет с предыдущего контрольного отстрел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Инвентаризация вооружения, боеприпасов и специальных средств в ФССП России производиться:</text:p>
          </table:table-cell>
          <table:table-cell office:value-type="string" calcext:value-type="string">
            <text:p>1 раз в год по состоянию на 1 июн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раза в год по состоянию на 1 января и 1 сентябр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раза в год по состоянию на 1 января, 1 июня и 1 сентябр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еспечение подразделений вооружением, боеприпасами и специальными средствами производиться:</text:p>
          </table:table-cell>
          <table:table-cell office:value-type="string" calcext:value-type="string">
            <text:p>Отделом противодействия корруп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делом организации обеспечения установленного порядка деятельности суд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делом материально технического обеспеч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чебно-методическим отдел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Сверка учетных данных по вооружению, боеприпасам и специальным средствам отделом материально технического обеспечения осуществляется с учетными данными подразделений:</text:p>
          </table:table-cell>
          <table:table-cell office:value-type="string" calcext:value-type="string">
            <text:p>Не реже одного раза в кварта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реже одного раза в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еже одного раза в месяц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езультаты проверок, проводимых начальниками и работниками отделов МТО и организации ОУПДС, комиссией, назначаемой приказом руководителя территориального органа, а также другими проверяющими <text:s/>лицами оформляются:</text:p>
          </table:table-cell>
          <table:table-cell office:value-type="string" calcext:value-type="string">
            <text:p>Рапорт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яснительной записк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кт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лужебной записко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 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своих супруги (супруга) и несовершеннолетних детей 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рассрочка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срочка исполн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интеллектуальная собственнос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теллектуальная собстве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десятидневный срок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сяти-дневный <text:s/>сро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берите правильно написанное слово во фразе:</text:p>
          </table:table-cell>
          <table:table-cell office:value-type="string" calcext:value-type="string">
            <text:p>акт приема-передач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кт приемопередач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Исполнить в течение 7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олнить в течении 7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По истечении срока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ю <text:s/>срока исполн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эмиссионные ценные бумаг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мисионые <text:s/>ценные бумаг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Укажите правильный вариант написания:</text:p>
          </table:table-cell>
          <table:table-cell office:value-type="string" calcext:value-type="string">
            <text:p>информационно-телекоммуникационные се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формационно-телекоммуникационые се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Материально-техническое обеспечение деятельности центрального аппарата ФССП России и территориальных органов осуществляется в порядке:</text:p>
          </table:table-cell>
          <table:table-cell office:value-type="string" calcext:value-type="string">
            <text:p>установленном приказами и распоряжениями Министерства юстиции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становленном законодательством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ределенном 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рядок и нормы материально-технического обеспечения службы судебных приставов определяются (Федеральный закон от 21.07.1997 № 118 «О судебных приставах»):</text:p>
          </table:table-cell>
          <table:table-cell office:value-type="string" calcext:value-type="string">
            <text:p>Федеральными закон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ительством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казами Министерства юстиции Российской Федерации.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Нормы обеспечения форменной одеждой и обувью службы судебных приставов определяются:</text:p>
          </table:table-cell>
          <table:table-cell office:value-type="string" calcext:value-type="string">
            <text:p>Приказом Министерства юстиции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Нормы обеспечения средствами радиосвязи службы судебных приставов определяются:</text:p>
          </table:table-cell>
          <table:table-cell office:value-type="string" calcext:value-type="string">
            <text:p>Приказом Министерства юстиции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За счет каких средств осуществляется обеспечение средствами связи службы судебных приставов?</text:p>
          </table:table-cell>
          <table:table-cell office:value-type="string" calcext:value-type="string">
            <text:p>За счет средств федерального бюдже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счет иных источников денежных средст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счет средств, полученных после реализации имущества должник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Нормы обеспечения судебных приставов-исполнителей носимыми радиостанциями серии VX, FT:</text:p>
          </table:table-cell>
          <table:table-cell office:value-type="string" calcext:value-type="string">
            <text:p>1 комплект на каждого судебного пристава-исполнителя;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комплектов на территориальный орган Федеральной службы судебных пристав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комплект на 3 единицы штатной численности судебных приставов-исполнителей.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Какими документами регламентируется организация радиосвязи и технической эксплуатации средств радиосвязи в Федеральной службе судебных приставов?</text:p>
          </table:table-cell>
          <table:table-cell office:value-type="string" calcext:value-type="string">
            <text:p>Федеральными закон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Министерства юстиции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директора Федеральной службы судебных приставов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акими документами регламентируется списание пришедших в негодное состояние или утраченных материальных средств?</text:p>
          </table:table-cell>
          <table:table-cell office:value-type="string" calcext:value-type="string">
            <text:p>Распоряжением директора Федеральной службы судебных пристав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Министерства юстиции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струкцией по бухгалтерскому учету, утвержденной приказом Министерства финансов Российской Федера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Каким документом определен порядок организации снабжения, хранения, учета вооружения в Федеральной службе судебных приставов?</text:p>
          </table:table-cell>
          <table:table-cell office:value-type="string" calcext:value-type="string">
            <text:p>Постановлением Правительства Российской Федерации от 02.03.2000 № 180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 от 02.10.2009 № 776 «Об обеспечении боевым ручным стрелковым и иным оружием, патронами к нему, специальными средствами, оборудованием и снаряжением Федеральной службой судебных приставов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 России от 03.05.2005 № 56 «Об утверждении Инструкции по организации снабжения, хранения, учета и обеспечения сохранности вооружения, боеприпасов и специальных средств в Федеральной службе судебных приставов»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Сроки проведения сверок учетных данных вооружения отдела МТО с учетными данными подразделений?</text:p>
          </table:table-cell>
          <table:table-cell office:value-type="string" calcext:value-type="string">
            <text:p>ежемесяч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еже одного раза в кварта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з в пол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 ФССП России порядок получения (отправки) вооружения, боеприпасов и специальных средств, вызова приемщиков и сопровождающих, сроки их прибытия определяются?</text:p>
          </table:table-cell>
          <table:table-cell office:value-type="string" calcext:value-type="string">
            <text:p>управлением делами ФССП Росс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уководителем территориального органа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ректором Федеральной службы судебных приставов – главным судебным приставов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Акт о списании оружия и боеприпасов (снятых с вооружения) составляется комиссией, состав которой определяет?</text:p>
          </table:table-cell>
          <table:table-cell office:value-type="string" calcext:value-type="string">
            <text:p>начальник Управление делами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ем территориального органа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ректором Федеральной службы судебных приставов – главным судебным приставов Российской Федера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Расход боеприпасов на специальную подготовку и спортивные мероприятия Федеральной службы судебных приставов планируется?</text:p>
          </table:table-cell>
          <table:table-cell office:value-type="string" calcext:value-type="string">
            <text:p>на месяц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отчетный кварта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отчетный год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Запасные ключи от склада с оружием и боеприпасов в тубусе (пенале), опечатанном печатью начальника склада хранятся?</text:p>
          </table:table-cell>
          <table:table-cell office:value-type="string" calcext:value-type="string">
            <text:p>в сейфе начальника отдела МТ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сейфе заместителя руководителя территориального органа ФССП России курирующего отдел МТ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ейфе руководителя территориального органа ФССП Росс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Что является высшей ценностью в соответствии со ст.2 Конституции Российской Федерации?</text:p>
          </table:table-cell>
          <table:table-cell office:value-type="string" calcext:value-type="string">
            <text:p>Территориальная целостность и независимость государ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ловек, его права и свобод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циально политический стро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осударственная власть и её институт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 своему государственному устройству Россия является:</text:p>
          </table:table-cell>
          <table:table-cell office:value-type="string" calcext:value-type="string">
            <text:p>Федеративным государств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нитарным государств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федеративным государств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Источником власти в России является:</text:p>
          </table:table-cell>
          <table:table-cell office:value-type="string" calcext:value-type="string">
            <text:p>Президент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собра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р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онное собрани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Государственная власть в России осуществляется на основе:</text:p>
          </table:table-cell>
          <table:table-cell office:value-type="string" calcext:value-type="string">
            <text:p>Иерархической подчине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контрольности всех ветвей власти Президенту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зделения на законодательную, исполнительную и судебну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родного самоупр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Нормативные правовые акты, затрагивающие права, свободы и обязанности человека и гражданина: </text:p>
          </table:table-cell>
          <table:table-cell office:value-type="string" calcext:value-type="string">
            <text:p>Должны быть приняты в установленном поряд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гут применяться, если они не опубликованы официально для всеобщего свед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лжны соответствовать международным стандарта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гут противоречить Уставу ООН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ава и свободы человека и гражданина:</text:p>
          </table:table-cell>
          <table:table-cell office:value-type="string" calcext:value-type="string">
            <text:p>Не являются непосредственно действующи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ределяют смысл, содержание и применение законов, деятельность законодательной и исполнительной власти, местного самоупра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еспечиваются правосудие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Сбор информации о частной жизни лица:</text:p>
          </table:table-cell>
          <table:table-cell office:value-type="string" calcext:value-type="string">
            <text:p>Не допускаетс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пускается по судебному решени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пускается с согласия гражданин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пускается по решению правоохранительных орган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Конституция Российской Федерации:</text:p>
          </table:table-cell>
          <table:table-cell office:value-type="string" calcext:value-type="string">
            <text:p>Реализуется через принятие федеральных законов и указов Президента Росс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республиках, входящих в состав России действует в пределах предусмотренных конституциями этих республи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меет прямое действие и действует на всей территории Росс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Гражданским служащим, замещающим должности гражданской службы без ограничения срока полномочий, классные чины в пределах группы должностей гражданской службы присваиваются:</text:p>
          </table:table-cell>
          <table:table-cell office:value-type="string" calcext:value-type="string">
            <text:p>по результатам работы;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зультатам квалификационного экзамен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выслуге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Каким нормативным документом определяется порядок присвоения и сохранения классных чинов федеральной гражданской службы: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м Правительст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ституцией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 число квалификационных требований к должностям гражданской службы входят требования к:</text:p>
          </table:table-cell>
          <table:table-cell office:value-type="string" calcext:value-type="string">
            <text:p>уровню профессионального образова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ажу гражданской службы или стажу <text:s/>(опыту) работы по специальнос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ровню знаний Конституции РФ, федеральных законов, конституций, уставов и законов субъектов Российской Федерации применительно к исполнению соответствующих должностных обязанност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фессиональным знаниям и навыкам, необходимым для исполнения должностных <text:s/>обязанносте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Статьей 14 Закона определены права гражданских служащих. Какие перечисленные ниже права входят в этот перечень:</text:p>
          </table:table-cell>
          <table:table-cell office:value-type="string" calcext:value-type="string">
            <text:p>обеспечение надлежащих организационно-технических условий, необходимых для <text:s text:c="2"/>исполнения должностных обязанност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щита сведений о гражданском служаще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лжностной рост на конкурсной основ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нятие предпринимательской деятельность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осударственное пенсионное обеспечение в соответствии с федеральным законом.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Статьей 15 Закона определены основные обязанности гражданских служащих. Какие перечисленные ниже обязанности входят <text:s/>в этот перечень:</text:p>
          </table:table-cell>
          <table:table-cell office:value-type="string" calcext:value-type="string">
            <text:p>исполнение должностных обязанностей в соответствии с должностным регламент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блюдение при исполнении должностных обязанностей права и законных интересов <text:s text:c="8"/>граждан и организаци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разглашение сведений, составляющих государственную и иную охраняемую федеральным законом тайну, а также сведения, ставшие ему известными в связи с исполнением должностных обязанност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соблюдать служебный распорядок государственного орган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Может ли быть принят на гражданскую службу гражданин, а гражданский служащий <text:s text:c="2"/>находиться на гражданской службе в случае признания его недееспособным или ограниченно дееспособным решением суда, вступившим в законную силу: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Гражданский служащий обязан: </text:p>
          </table:table-cell>
          <table:table-cell office:value-type="string" calcext:value-type="string">
            <text:p>исполнять должностные обязанности добросовестно, на высоком профессиональном уровн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блюдать ограничения, установленные настоящим Федеральным законом и другими федеральными законами для гражданских служащих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казывать предпочтение каким-либо общественным или религиозным объединениям,профессиональным или социальным группам, организациям и гражданам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В разрешении вопросов, связанных с соблюдением требований к служебному поведению гражданских служащих и урегулированием конфликтов интересов, участвует:</text:p>
          </table:table-cell>
          <table:table-cell office:value-type="string" calcext:value-type="string">
            <text:p>комиссия, образованная в государственном органе субъект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миссия по служебным спора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дминистративная комисс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ровой судь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Гражданин при поступлении на гражданскую службу, а также гражданский служащий ежегодно представляют представителю нанимателя сведения о доходах, об <text:s/>имуществе и обязательствах имущественного характера не позднее:</text:p>
          </table:table-cell>
          <table:table-cell office:value-type="string" calcext:value-type="string">
            <text:p>01 апреля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марта года, следующего за отчет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апреля года, следующего за отчетны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На гражданскую службу вправе поступать граждане Российской Федерации, владеющие государственным языком Российской Федерации и соответствующие квалификационным требованиям, достигшие возраста:</text:p>
          </table:table-cell>
          <table:table-cell office:value-type="string" calcext:value-type="string">
            <text:p>21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Какой предельный возраст пребывания на гражданской службе:</text:p>
          </table:table-cell>
          <table:table-cell office:value-type="string" calcext:value-type="string">
            <text:p>6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Служебный контракт заключается в письменной форме, и подписывается сторонами: </text:p>
          </table:table-cell>
          <table:table-cell office:value-type="string" calcext:value-type="string">
            <text:p>в двух экземплярах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х экземпляра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ырех экземпляр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Гражданин, поступающий на гражданскую службу, при заключении служебного контракта предъявляет представителю нанимателя документы. <text:s/>Какие перечисленные ниже документы <text:s/>входят <text:s/>в этот перечень:</text:p>
          </table:table-cell>
          <table:table-cell office:value-type="string" calcext:value-type="string">
            <text:p>заявление с просьбой о поступлении на гражданскую службу и замещении должности <text:s text:c="2"/>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бственноручно заполненную и подписанную анкету установленной форм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аспор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дительское удостовере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раховой медицинский полис добровольного медицинского страхования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Засчитываются ли в срок испытания периоды временной нетрудоспособности гражданского служащего и другие периоды, когда фактически не исполнялись должностные обязанности: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 заявлению гражданского служащего ежегодный оплачиваемый отпуск может предоставляться по частям, при этом продолжительность одной части отпуска не должна быть менее:</text:p>
          </table:table-cell>
          <table:table-cell office:value-type="string" calcext:value-type="string">
            <text:p>10 календар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календар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 календарный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Нормальная продолжительность служебного времени для гражданского служащего не может превышать в неделю: </text:p>
          </table:table-cell>
          <table:table-cell office:value-type="string" calcext:value-type="string">
            <text:p>36 час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час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ча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Аттестация гражданского служащего проводится:</text:p>
          </table:table-cell>
          <table:table-cell office:value-type="string" calcext:value-type="string">
            <text:p>один раз в три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ин раз <text:s/>в четыре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оложение о проведении аттестации государственных гражданских служащих Российской Федерации утверждается: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м закон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Ф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Нормативными документами закреплен круг лиц, не подлежащих аттестации, к ним относятся:</text:p>
          </table:table-cell>
          <table:table-cell office:value-type="string" calcext:value-type="string">
            <text:p>лица, проработавшие в занимаемой должности гражданской службы менее одного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стигшие возраста 5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ременные женщин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года сдавшие квалификационный экзамен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оложение о порядке сдачи квалификационного экзамена государственным гражданским служащим РФ и порядке оценки его знаний, навыков и умений (профессионального уровня) утверждается: </text:p>
          </table:table-cell>
          <table:table-cell office:value-type="string" calcext:value-type="string">
            <text:p>Указом Президента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м закон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Ф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Какую продолжительность может иметь срок испытания гражданского служащего, назначенного на должность гражданской службы в порядке перевода из другого государственного органа:</text:p>
          </table:table-cell>
          <table:table-cell office:value-type="string" calcext:value-type="string">
            <text:p>От 3 месяцев до 1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 3 месяцев до 6 месяце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 1 до 6 месяце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Гражданский служащий имеет право расторгнуть <text:s/>служебный контракт и уволиться с гражданской службы по собственной инициативе, предупредив об этом представителя нанимателя:</text:p>
          </table:table-cell>
          <table:table-cell office:value-type="string" calcext:value-type="string">
            <text:p>За десять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е недел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один месяц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язан предупрежда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Что запрещается гражданскому служащему в связи с прохождением гражданской службы:</text:p>
          </table:table-cell>
          <table:table-cell office:value-type="string" calcext:value-type="string">
            <text:p>Приобретать в собственность объекты недвижимого имуще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учать доход от педагогической, научной и иной творческой деятель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обретать в случаях, установленных федеральным законом, ценные бумаги, по которым может быть получен доход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Государственную власть в Российской Федерации осуществляют:</text:p>
          </table:table-cell>
          <table:table-cell office:value-type="string" calcext:value-type="string">
            <text:p>Президент Российской Федерации, Государственная Дума, Правительство Российской Федерации, суды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республики, края, органы местного самоуправления, города федерального знач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, прокуратур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Основные права государственного гражданского служащего устанавливаются:</text:p>
          </table:table-cell>
          <table:table-cell office:value-type="string" calcext:value-type="string">
            <text:p>Федеральным законом от 27.07.2004 № 79-ФЗ «О государственной гражданской службе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ей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50:33</meta:creation-date>
    <dc:date>2018-01-17T06:50:43</dc:date>
    <meta:generator>LibreOffice/5.2.7.2$Linux_X86_64 LibreOffice_project/20m0$Build-2</meta:generator>
    <meta:document-statistic meta:table-count="1" meta:cell-count="8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